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urrent methods for identifying and classifying different types of white blood cells are time-consuming and often lead to errors, which negatively affects the accuracy of medical diagnoses. Advances in deep learning have shown promise for improving the classification of white blood cells in images, but a more effective solution is needed to increase both the accuracy and speed of these methods for better diagnostics.</text:p>
      <text:p text:style-name="Normal"/>
      <text:p text:style-name="Normal"/>
      <text:p text:style-name="Normal"># Blood Cell Classifier</text:p>
      <text:p text:style-name="Normal"/>
      <text:p text:style-name="Normal">The underlying dataset consists of microscopic images (360 x 360 pixels) showing normal white blood cells. The included blood cells are classified as:</text:p>
      <text:p text:style-name="Normal"/>
      <text:p text:style-name="Normal">1. Neutrophils</text:p>
      <text:p text:style-name="Normal">2. Eosinophils</text:p>
      <text:p text:style-name="Normal">3. Basophils</text:p>
      <text:p text:style-name="Normal">4. Lymphocytes</text:p>
      <text:p text:style-name="Normal">5. Monocytes</text:p>
      <text:p text:style-name="Normal">6. Immature Granulocytes (IG)</text:p>
      <text:p text:style-name="Normal">7. Erythroblasts</text:p>
      <text:p text:style-name="Normal">8. Platelets/Thrombocytes<text:line-break/><text:line-break/><text:line-break/>## Import and preprocess data</text:p>
      <text:p text:style-name="Normal"/>
      <text:p text:style-name="Normal">The data is first extracted from a zip file and then loaded into a TensorFlow dataset. The image size is reduced to 224 x 224 pixels, the images in the dataset are shuffled and batched to 32, and 20% of the images are kept as test data. The remaining 80% is again divided into 80% training data and 20% validation data, resulting in a training set with 64%, a validation set with 16% and a test set with 20% of the images.<text:line-break/><text:line-break/>**Conclusion:**</text:p>
      <text:p text:style-name="Normal"/>
      <text:p text:style-name="Normal">* The 8 classes are unbalanced, with the most common class being neutrophils with 19.4% of all images and the least common class being lymphocytes with 7.1%. Thus, the accuracy of a random model would be 19.4%.</text:p>
      <text:soft-page-break/>
      <text:p text:style-name="Normal">* Pixel intensities range from 3.5 to 255. Therefore, rescaling the pixel intesities is appropriat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Jethva</meta:initial-creator>
    <dc:creator>Dev Jethva</dc:creator>
    <meta:creation-date>2024-07-23T05:19:00Z</meta:creation-date>
    <dc:date>2024-09-20T05:13:00Z</dc:date>
    <meta:template xlink:href="Normal" xlink:type="simple"/>
    <meta:editing-cycles>2</meta:editing-cycles>
    <meta:editing-duration>PT2520S</meta:editing-duration>
    <meta:document-statistic meta:page-count="2" meta:paragraph-count="3" meta:word-count="228" meta:character-count="1529" meta:row-count="10" meta:non-whitespace-character-count="1304"/>
  </office:meta>
</office:document-meta>
</file>